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2.1689in"/>
    </style:style>
    <style:style style:name="co13" style:family="table-column">
      <style:table-column-properties fo:break-before="auto" style:column-width="1.2839in"/>
    </style:style>
    <style:style style:name="co14" style:family="table-column">
      <style:table-column-properties fo:break-before="auto" style:column-width="1.3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 xlink:type="simple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 xlink:type="simple">NOMOR_FAKTUR</text:a></text:p>
          </table:table-cell>
          <table:table-cell office:value-type="string">
            <text:p><text:a xlink:href="python://taxform.masa_pajak" xlink:type="simple">MASA_PAJAK</text:a></text:p>
          </table:table-cell>
          <table:table-cell office:value-type="string">
            <text:p><text:a xlink:href="python://taxform.tahun_pajak" xlink:type="simple">TAHUN_PAJAK</text:a></text:p>
          </table:table-cell>
          <table:table-cell office:value-type="string">
            <text:p><text:a xlink:href="python://taxform.tanggal_faktur" xlink:type="simple">TANGGAL_FAKTUR</text:a></text:p>
          </table:table-cell>
          <table:table-cell office:value-type="string">
            <text:p><text:a xlink:href="python://taxform.company_npwp" xlink:type="simple">COMPANY_NPWP</text:a></text:p>
          </table:table-cell>
          <table:table-cell office:value-type="string">
            <text:p><text:a xlink:href="python://taxform.company_name" xlink:type="simple">COMPANY_NAME</text:a></text:p>
          </table:table-cell>
          <table:table-cell office:value-type="string">
            <text:p><text:a xlink:href="python://taxform.alamat_lengkap" xlink:type="simple">ALAMAT_LENGKAP</text:a></text:p>
          </table:table-cell>
          <table:table-cell office:value-type="string">
            <text:p><text:a xlink:href="python://taxform.jumlah_dpp" xlink:type="simple">JUMLAH_DPP</text:a></text:p>
          </table:table-cell>
          <table:table-cell office:value-type="string">
            <text:p><text:a xlink:href="python://taxform.total_ppn" xlink:type="simple">TOTAL_PPN</text:a></text:p>
          </table:table-cell>
          <table:table-cell office:value-type="string">
            <text:p><text:a xlink:href="python://taxform.total_ppnbm" xlink:type="simple">TOTAL_PPNBM</text:a></text:p>
          </table:table-cell>
          <table:table-cell table:number-columns-repeated="5"/>
          <table:table-cell office:value-type="string">
            <text:p><text:a xlink:href="python://taxform.referensi" xlink:type="simple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if%20test=%22taxform.details%22" xlink:type="simple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detail%20in%20taxform.details%22" xlink:type="simple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 xlink:type="simple">KODE_OBJEK</text:a></text:p>
          </table:table-cell>
          <table:table-cell table:style-name="ce3" office:value-type="string">
            <text:p><text:a xlink:href="python://detail.product_name" xlink:type="simple">PRODUCT_NAME</text:a></text:p>
          </table:table-cell>
          <table:table-cell table:style-name="ce4" office:value-type="string">
            <text:p><text:a xlink:href="python://detail.price_unit" xlink:type="simple">PRICE_UNIT</text:a></text:p>
          </table:table-cell>
          <table:table-cell table:style-name="ce4" office:value-type="string">
            <text:p><text:a xlink:href="python://detail.qty" xlink:type="simple">QTY</text:a></text:p>
          </table:table-cell>
          <table:table-cell table:style-name="ce4" office:value-type="string">
            <text:p><text:a xlink:href="python://detail.amount_untaxed" xlink:type="simple">AMOUNT_UNTAXED</text:a></text:p>
          </table:table-cell>
          <table:table-cell table:style-name="ce4" office:value-type="string">
            <text:p><text:a xlink:href="python://detail.discount" xlink:type="simple">DISCOUNT</text:a></text:p>
          </table:table-cell>
          <table:table-cell table:style-name="ce4" office:value-type="string">
            <text:p><text:a xlink:href="python://detail.dpp" xlink:type="simple">DPP</text:a></text:p>
          </table:table-cell>
          <table:table-cell table:style-name="ce4" office:value-type="string">
            <text:p><text:a xlink:href="python://detail.ppn" xlink:type="simple">PPN</text:a></text:p>
          </table:table-cell>
          <table:table-cell table:style-name="ce4" office:value-type="string">
            <text:p><text:a xlink:href="python://detail.tarif_ppnbm" xlink:type="simple">TARIF PPNBM</text:a></text:p>
          </table:table-cell>
          <table:table-cell table:style-name="ce4" office:value-type="string">
            <text:p><text:a xlink:href="python://detail.ppnbm" xlink:type="simple">PPNBM</text:a>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 xlink:type="simple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 xlink:type="simple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 xlink:type="simple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09T15:21:28</dc:date>
    <dc:creator>mike </dc:creator>
    <meta:editing-duration>PT3H49S</meta:editing-duration>
    <meta:editing-cycles>26</meta:editing-cycles>
    <meta:generator>LibreOffice/3.5$Linux_x86 LibreOffice_project/350m1$Build-2</meta:generator>
    <meta:document-statistic meta:table-count="1" meta:cell-count="75" meta:object-count="0"/>
  </office:meta>
</office:document-meta>
</file>